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percentage is much higher. <text:s/>For example, in California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4"/>
      <text:p text:style-name="p4"><text:span text:style-name="c0"><text:tab/>We can begin to reverse our detachment from nature and regain our ecological intuition by starting to recognize and pay attention to the living and non-living natural systems that exist in our urban spaces. But how do we do that at the city scale? <text:s/>How does an entire urban citizenry become ecologically aware? In general, the common approach to ecological literacy is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 and even our cities; they tend to hold deep significance for us and we feel certain levels of ownership of these local places, which is a major variable in responsible citizen behavior (Hungerford and Volk 1990).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only; but for knowledge to be retained, updated and acted upon, we need a form of continuous access and engagement for life.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text:tab/>In particular, it might be possible to utilize online mapping technologies to create a place-based environmental education medium that fits all the aforementioned criteria.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ould be incorporated. <text:s text:c="2"/></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 Length of Residence</text:span></text:p>
      <text:p text:style-name="p4"/>
      <text:p text:style-name="p4"><text:span text:style-name="c0"><text:tab/>Place meanings are not constant: with time, they mold and change as a result of the different experiences we have at a given place (Stedman 2008). <text:s/>Davenport and Anderson (2005) found that place-meanings ascribed to the Niobrara River in Nebraska evolved over time, often growing to include or at least recognize the biophysical uniqueness of the river. </text:span></text:p>
      <text:p text:style-name="p1"><text:span text:style-name="c0"><text:tab/>Length of residency. <text:s/>Usually the longer a person experiences a particular place, the deeper their attachment to it (Hay 1998; McAndrew 1998; Moore and Graefe 1994 REFER TO NANZER REFS; Raymond, Brown, &amp; Weber 2010).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Change, and Conflict</text:span></text:p>
      <text:p text:style-name="p4"/>
      <text:p text:style-name="p1"><text:span text:style-name="c0"><text:tab/>Brown (1992) discusses how established place-attachments provide a sense of security and stability, and how challenges and disruptions to an established place-attachment can be stressful, emotional, and undesirable. <text:s/>These disruptions can be caused by natural disasters (e.g., Burley et al. 2007), plant or animal diseases (e.g., Hunter 2011), or human interventions, like development of pristine areas (Stedman ?). <text:s/>In some cases, strong place-attachments and place-meanings motivate people to restore a place and its natural environment (Burley et al. 2007). <text:s/>In other cases, planned changes endanger or challenge established place-meanings and cause conflict between stakeholders (citation ?). <text:s/>Similarly, Davenport and Anderson (2005) conclude from their study that river development enhanced some place-meanings while it challenged others.</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text:span text:style-name="c0"><text:tab/>Gustafson (2001, 11) concludes that meanings embodied by the self-environment relationship are “often based on the respondents’ knowledge of the place”. <text:s/>Can knowledge, then, strengthen this relationship? <text:s text:c="3"/></text:span></text:p>
      <text:p text:style-name="p4"/>
      <text:p text:style-name="p4"><text:span text:style-name="c0"><text:tab/>There is ample anectodal evidence that knowledge is an important factor in place-attachment and place-meaning. <text:s/>However, there are almost no studies that confirm the anecdotal evidence with a statistical analysis of a broader audience. </text:span></text:p>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
      <text:p text:style-name="p4"><text:span text:style-name="c0">Davenport and Anderson (2005)’s research shows that their participants’ place-meanings and place-attachments are inter-related in a complex web and argue that conventional measuring scales do not capture this complexity. </text:span></text:p>
      <text:p text:style-name="p4"/>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text:span text:style-name="c0">The research referenced here uses predominantly a positivist approach or hypothesis testing in assessing place-attachment and place-meanings.</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1"><text:span text:style-name="c0"><text:tab/>In regard to the latter, Stedman (2008) and Stewart (2008) point out: place-meaning is not the same as place-attachment. The trouble starts with the words “meaning” and “meaningful” (</text:span><text:span text:style-name="c6">syn.</text:span><text:span text:style-name="c0"> important, significant), which are often used to explain and measure place-attachment. <text:s/>For example, <text:s/>“This place is meaningful to me” or “This place holds meaning for me” (meaningful/meaning can easily be substituted with important, significant, special, etc). <text:s/>Authors sometimes make the mistake of talking about “place meaning” when they mean “place attachment” (e.g. ?? Manzo 2005, 2008? Scannell and Gifford 2010, Stokowski 2008). <text:s/>Not only is this language misleading, it is confusing for readers unfamiliar with the field.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text:span text:style-name="c0"><text:tab/>Although the literature seems to be converging on some agreed upon definition and model of place-attachment and place-meanings, there is still a lot of ground to cover. <text:s/>There needs to be a greater understanding of what aspects of how we develop our place-attachment and place-meanings <text:s/>results from our biophysical identity as humans and therefore true for all people, versus what aspects are more strongly influenced by cultural differences. </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Deconstructing place- attachment into two distinct types - civic and natural, 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search designs</text:span></text:p>
      <text:p text:style-name="p4"><text:span text:style-name="c0"><text:tab/>Most research methodologies have used a positivist approach with deductive or theory testing techniques (). <text:s/>Others, like Davenport and Anderson (2005) used an interpretive research design, with data collection and analysis geared toward induction and theory generation. <text:s/></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or network, sampling is quite common in qualitative studies (e.g., Cantrill 1998; Manzo 2005; Davenport and Anderson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Researchers have used open-ended questions with follow-up probing questions (Cantrill 1998; Davenport and Anderson 2005) and semi-structured (Gustafson 2001; Manzo 2005) are common. <text:s text:c="2"/></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Maximum likelihood factor analysis (Stedman 2002)</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People naturally express place-meanings and place-attachments through storytelling. Davenport and Anderson (2005) extracted meanings and attachment to the Niobrara river from their participants’ storytelling. <text:s/>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